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b2bcd" officeooo:paragraph-rsid="001b2bc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fca88" officeooo:paragraph-rsid="001fca8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Linux:</text:p>
      <text:p text:style-name="P1"><text:s text:c="3"/>内核栈(线程拥有还是进程拥有)</text:p>
      <text:p text:style-name="P1"/>
      <text:p text:style-name="P1">2.linux线程之间的通信:</text:p>
      <text:p text:style-name="Standard"><text:span text:style-name="T1"><text:s text:c="3"/>1.</text:span>线程互斥</text:p>
      <text:p text:style-name="Standard"><text:s text:c="8"/>int x; // 进程中的全局变量<text:line-break/> <text:s text:c="6"/>pthread_mutex_t mutex;<text:line-break/> <text:s text:c="6"/>pthread_mutex_init(&amp;mutex, NULL); //按缺省的属性初始化互斥体变量mutex<text:line-break/> <text:s text:c="6"/>pthread_mutex_lock(&amp;mutex); // 给互斥体变量加锁<text:line-break/> <text:s text:c="6"/>… //对变量x 的操作<text:line-break/> <text:s text:c="5"/>phtread_mutex_unlock(&amp;mutex); // 给互斥体变量解除锁</text:p>
      <text:p text:style-name="P2"><text:s text:c="7"/>pthread_mutex_destroy(&amp;mMutex);</text:p>
      <text:p text:style-name="Standard"><text:s text:c="3"/>2.线程同步</text:p>
      <text:p text:style-name="Standard"><text:span text:style-name="T1"><text:s text:c="6"/>1.</text:span>条件变量</text:p>
      <text:p text:style-name="Standard"><text:s text:c="11"/>pthread_cond_init (pthread_cond_t *cond, const pthread_condattr_t *attr);</text:p>
      <text:p text:style-name="Standard"><text:s text:c="11"/>pthread_cond_wait (pthread_cond_t *cond, pthread_mutex_t *mutex);</text:p>
      <text:p text:style-name="Standard"><text:s text:c="11"/>pthread_cond_broadcast (pthread_cond_t *cond) ;</text:p>
      <text:p text:style-name="Standard"><text:s text:c="11"/>pthread_cond_signal (pthread_cond_t *cond) ; </text:p>
      <text:p text:style-name="Standard"><text:s text:c="11"/>pthread_cond_destroy 则用于释放一个条件变量的资源。</text:p>
      <text:p text:style-name="Standard"><text:s text:c="7"/>2.信号量</text:p>
      <text:p text:style-name="Standard"><text:s text:c="11"/>sem_init(sem_t *sem, int pshared, unsigned int val);</text:p>
      <text:p text:style-name="Standard"><text:s text:c="11"/>sem_wait(sem_t *sem);</text:p>
      <text:p text:style-name="Standard"><text:s text:c="11"/>sem_post(sem_t *sem);</text:p>
      <text:p text:style-name="Standard"/>
      <text:p text:style-name="P1">3.linux epoll_waite 中对阻塞和非阻塞的fd处理.</text:p>
      <text:p text:style-name="Standard"><text:s/></text:p>
      <text:p text:style-name="P4">4.eventfd和pipe的区别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hermind </meta:initial-creator>
    <meta:creation-date>2014-12-09T15:15:59</meta:creation-date>
    <meta:generator>LibreOffice/4.2.8.2$Linux_X86_64 LibreOffice_project/420m0$Build-2</meta:generator>
    <dc:date>2016-07-13T10:24:15.535218497</dc:date>
    <meta:editing-duration>P6DT16H8M19S</meta:editing-duration>
    <meta:editing-cycles>58</meta:editing-cycles>
    <meta:document-statistic meta:table-count="0" meta:image-count="0" meta:object-count="0" meta:page-count="1" meta:paragraph-count="20" meta:word-count="173" meta:character-count="856" meta:non-whitespace-character-count="652"/>
  </office:meta>
</office:document-meta>
</file>